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</style:style>
    <style:style style:name="P4" style:family="paragraph" style:parent-style-name="Text_20_body">
      <style:text-properties officeooo:rsid="000c13ee" officeooo:paragraph-rsid="000c13ee"/>
    </style:style>
    <style:style style:name="P5" style:family="paragraph" style:parent-style-name="Text_20_body">
      <style:text-properties fo:font-style="italic" officeooo:rsid="000c13ee" officeooo:paragraph-rsid="000c13ee" style:font-style-asian="italic" style:font-style-complex="italic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</style:style>
    <style:style style:name="P9" style:family="paragraph" style:parent-style-name="Text_20_body" style:list-style-name="L1">
      <style:paragraph-properties fo:margin-top="0in" fo:margin-bottom="0in" style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b52b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c13e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6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position="super 58%" style:font-name="Arial" fo:font-size="10.5pt" fo:font-style="normal" style:text-underline-style="none" fo:font-weight="normal" officeooo:rsid="000b52b7" style:text-blinking="false" fo:background-color="transparent" loext:char-shading-value="0"/>
    </style:style>
    <style:style style:name="T9" style:family="text">
      <style:text-properties style:font-name="Arial" fo:font-size="10.5pt" fo:font-style="normal" fo:font-weight="normal"/>
    </style:style>
    <style:style style:name="T10" style:family="text">
      <style:text-properties style:font-name="Arial" fo:font-size="10.5pt" fo:font-style="normal" fo:font-weight="normal" officeooo:rsid="000b52b7"/>
    </style:style>
    <style:style style:name="T11" style:family="text">
      <style:text-properties officeooo:rsid="000b52b7"/>
    </style:style>
    <style:style style:name="T12" style:family="text">
      <style:text-properties officeooo:rsid="000c13ee"/>
    </style:style>
    <style:style style:name="T13" style:family="text">
      <style:text-properties officeooo:rsid="000d30f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90c8ea1-9c54-5cf4-3692-78452717d9cb"/>We look at a 2-rotten sequence with the pattern: A2A2A2A</text:p>
      <text:p text:style-name="P3"/>
      <text:p text:style-name="P3"><text:span text:style-name="T1">A presence of a 2 in the front of this sequence completes the pattern 2A one more time than originally, thus changing the curl at some point and making the new sequence’s tail </text:span><text:span text:style-name="T3">shorter</text:span><text:span text:style-name="T1">.</text:span></text:p>
      <text:p text:style-name="Text_20_body"/>
      <text:p text:style-name="P1">Let sequence S be the above rotten sequence. Let X be 3S, which is: 3A2A2A2A</text:p>
      <text:p text:style-name="P1">We have to prove that the tail of X is the same as the tail of S.</text:p>
      <text:p text:style-name="Text_20_body"/>
      <text:p text:style-name="P1">We know that for the tails <text:span text:style-name="T11">of X and S</text:span> to be different, the following criteria must be met:</text:p>
      <text:p text:style-name="Text_20_body"/>
      <text:list xml:id="list8961452516490941959" text:style-name="L1">
        <text:list-item>
          <text:p text:style-name="P7">The 3-prefix in X should get used to compute the curl at some point in the tail. <text:span text:style-name="T11">The 3 will have no significance otherwise.</text:span></text:p>
        </text:list-item>
        <text:list-item>
          <text:p text:style-name="P9"><text:span text:style-name="T1">This curl should be different from the curl at the same point in sequence S. Otherwise, </text:span><text:span text:style-name="T2">the tail will still be the same, despite the 3 being used.</text:span></text:p>
        </text:list-item>
      </text:list>
      <text:p text:style-name="Text_20_body"/>
      <text:p text:style-name="P1">Now, for the 3 prefix to get used to compute the curl (Criteria 1) in X, S must have generated the following tail <text:span text:style-name="T11">in the first place</text:span>:</text:p>
      <text:p text:style-name="P4"/>
      <text:p text:style-name="P3"><text:span text:style-name="T1">A2A2A2A  3A2A2A2A         </text:span><text:span text:style-name="T7">                                                                 —</text:span><text:span text:style-name="T1">( i )</text:span><text:span text:style-name="T7">        </text:span></text:p>
      <text:p text:style-name="P2">    <text:span text:style-name="T9">S            Tail of S</text:span></text:p>
      <text:p text:style-name="P4"/>
      <text:p text:style-name="P5">(Note: a A2A2A2A C 3A2A2A2A could also have been generated (Where C is some sequence), but we ignore it for now. This same proof works for it too though)</text:p>
      <text:p text:style-name="P1"/>
      <text:p text:style-name="P1">Otherwise, the 3-<text:span text:style-name="T12">prefix</text:span> would never have been used. The tail above is the sequence X itself. As we can see, the presence of 3 in the front of S would complete the pattern 3A2A2A two times. But, if A2A2A2A (S) gave the tail 3A2A2A2A (X) as above <text:span text:style-name="T13">(in (i) )</text:span>, the A2A2A2A in the end of X would again give a curl of at least 3. </text:p>
      <text:p text:style-name="Text_20_body"/>
      <text:p text:style-name="P3"><text:span text:style-name="T1">A2A2A2A  3A2A2A2A  </text:span><text:span text:style-name="T4">3</text:span></text:p>
      <text:p text:style-name="P3"><text:span text:style-name="T7">    </text:span><text:span text:style-name="T1">S            Tail of S     The curl here must be at least 3, as like in ( i ), at least a 3 must be  generated after <text:s text:c="3"/>A2A2A2A</text:span></text:p>
      <text:p text:style-name="Text_20_body"/>
      <text:p text:style-name="P1">So, even the presence of 3 in the front wouldn’t have changed the tail, <text:span text:style-name="T12">because although</text:span> the pattern the 3-<text:span text:style-name="T11">prefix </text:span>completes is repeated 2 times, we know the curl is at least 3.</text:p>
      <text:p text:style-name="Text_20_body"/>
      <text:p text:style-name="P3"><text:span text:style-name="T1">3A2A2A2A  3A2A2A2A  </text:span><text:span text:style-name="T4">3</text:span><text:span text:style-name="T7">                                               —</text:span><text:span text:style-name="T1">( ii )</text:span><text:span text:style-name="T7">                  </text:span></text:p>
      <text:p text:style-name="P2">    <text:span text:style-name="T9">X            Tail of X       </text:span><text:span text:style-name="T10">Similarly, t</text:span><text:span text:style-name="T9">he curl here must be at least 3</text:span></text:p>
      <text:p text:style-name="Text_20_body"><text:soft-page-break/></text:p>
      <text:p text:style-name="P1">Similarly, for a 3 prefix to have been used to compute curl again after this point, another X should appear in the tail of S</text:p>
      <text:p text:style-name="Text_20_body"/>
      <text:p text:style-name="P1">A2A2A2A  3A2A2A2A  3A2A2A2A</text:p>
      <text:p text:style-name="P2">    <text:span text:style-name="T9">S                   Tail of S   </text:span></text:p>
      <text:p text:style-name="Text_20_body"/>
      <text:p text:style-name="P1">The 3 prefix would have completed the pattern 3A2A2A2A (X) 3 times, but from the same logic as in ( ii ) above, the next curl should already have been at least 3, and thus again, it makes no difference in the tail. Here, Criteria 1 is satisfied but Criteria 2 is not.</text:p>
      <text:p text:style-name="Text_20_body"/>
      <text:p text:style-name="P3"><text:span text:style-name="T1">3A2A2A2A  3A2A2A2A  3A2A2A2A  </text:span><text:span text:style-name="T4">3</text:span><text:span text:style-name="T7">                                      </text:span></text:p>
      <text:p text:style-name="P2">    <text:span text:style-name="T9">X                        Tail of X               Again, the curl here must be at least 3</text:span></text:p>
      <text:p text:style-name="Text_20_body"/>
      <text:p text:style-name="P1">The 3 prefix cannot be used to compute the curl after this point because another 3A2A2A2A (X) cannot be generated, both for X and S:</text:p>
      <text:p text:style-name="Text_20_body"/>
      <text:p text:style-name="P3"><text:span text:style-name="T1">A2A2A2A  3A2A2A2A  3A2A2A2A 3A </text:span><text:span text:style-name="T5">3 </text:span><text:span text:style-name="T1">      </text:span><text:span text:style-name="T7">                              </text:span></text:p>
      <text:p text:style-name="P2">    <text:span text:style-name="T9">S             Tail of S                       A curl of 3 is obtained instead of 2 </text:span><text:span text:style-name="T10">which was needed to form another X</text:span></text:p>
      <text:p text:style-name="Text_20_body"/>
      <text:p text:style-name="P3"><text:span text:style-name="T1">3A2A2A2A  3A2A2A2A  3A2A2A2A 3A </text:span><text:span text:style-name="T5">3</text:span><text:span text:style-name="T1">       </text:span><text:span text:style-name="T7">                              </text:span></text:p>
      <text:p text:style-name="P2">    <text:span text:style-name="T9">X             Tail of X                       A curl of 3 is obtained instead of 2 </text:span><text:span text:style-name="T10">which was needed to form another X</text:span></text:p>
      <text:p text:style-name="Text_20_body"/>
      <text:p text:style-name="P1">As we can see, the pattern 2A2A2A3A is repeated 3 times and a curl of 3 is obtained in place of 2, which was required to generate another X so that the 3 prefix could have been used to compute the curl again.</text:p>
      <text:p text:style-name="Text_20_body"/>
      <text:p text:style-name="P1">However, the tails of S and X would have differed <text:span text:style-name="T11">and our proof would have failed</text:span> if another X had somehow been generated:</text:p>
      <text:p text:style-name="Text_20_body"/>
      <text:p text:style-name="P1">(Not possible)</text:p>
      <text:p text:style-name="P3"><text:span text:style-name="T1">A2A2A2A  3A2A2A2A  3A2A2A2A  3A2A2A2A  3       </text:span><text:span text:style-name="T7">                              </text:span></text:p>
      <text:p text:style-name="P2">    <text:span text:style-name="T9">S             Tail of S                                        A curl of 3 is obtained again</text:span></text:p>
      <text:p text:style-name="Text_20_body"/>
      <text:p text:style-name="P1">(Not possible)</text:p>
      <text:p text:style-name="P3"><text:span text:style-name="T1">3A2A2A2A  3A2A2A2A  3A2A2A2A  3A2A2A2A 4   </text:span><text:span text:style-name="T7">                              </text:span></text:p>
      <text:p text:style-name="P2">    <text:span text:style-name="T9">S             Tail of S                                        A curl of 4 is obtained in this case</text:span></text:p>
      <text:p text:style-name="Text_20_body"/>
      <text:p text:style-name="P3"><text:soft-page-break/><text:span text:style-name="T1">The same logic works for all valid K in A(2A)</text:span><text:span text:style-name="T8">K</text:span><text:span text:style-name="T6"> </text:span><text:span text:style-name="T7"> </text:span><text:span text:style-name="T1">and also for cases where a chunk Z appears in the rotten sequence such the sequence is A(2A</text:span><text:span text:style-name="T2">)</text:span><text:span text:style-name="T8">K</text:span><text:span text:style-name="T2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waz Poudyal</meta:initial-creator>
    <meta:creation-date>2015-07-17T10:04:37</meta:creation-date>
    <dc:date>2015-07-28T13:43:26.702626957</dc:date>
    <meta:editing-duration>PT1H50M5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37" meta:word-count="671" meta:character-count="3957" meta:non-whitespace-character-count="2664"/>
  </office:meta>
</office:document-meta>
</file>